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385cm"/>
    </style:style>
    <style:style style:name="co2" style:family="table-column">
      <style:table-column-properties fo:break-before="auto" style:column-width="3.166cm"/>
    </style:style>
    <style:style style:name="co3" style:family="table-column">
      <style:table-column-properties fo:break-before="auto" style:column-width="4.556cm"/>
    </style:style>
    <style:style style:name="co4" style:family="table-column">
      <style:table-column-properties fo:break-before="auto" style:column-width="2.187cm"/>
    </style:style>
    <style:style style:name="co5" style:family="table-column">
      <style:table-column-properties fo:break-before="auto" style:column-width="0.607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A grande vantagem desse hotel é ser perto do aeroporto. Há uma estação de metrô relativamente perto também. As fotos divulgadas não condizem tanto com a realidade do local, mas ainda assim valeu a estadia. Bom para ficar um período curt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acesso, elevador, garagem, café da manhã regular, mas o salão de refeições é bem grande... quartos com um bom tamanho, recepcionistas muito ágeis. Fica ao lado do tremsurb, o que dá fácil acesso à rodoviária e ao aeroporto.</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a localização, próximo ao aeroporto.Cômodos simples mas em ordem e limpos. Ar-condicionado muito barulhento e atendimento da recepção muito atrapalhado.Servem um bom jantar, simples mas com qualidade e variedade compatível ao preç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Próximo do aeroporto mas com instalações precárias.Não tem elevador, você terá que subir com suas malas pela escada e sem ajuda de nenhum funcionário.Não gostei do quarto, bastante barulhento.Não gostei do banheiro, com porta sanfonada de pvc...tudo apertado e feio.O café da manhã é razoável, pelo preço...Apesar de barato, não pretendo me hospedar mais...Na minha opinião, vale pagar uns reais mais caro e ficar num local com mais qualidad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refeição</text:p>
          </table:table-cell>
          <table:table-cell office:value-type="string" calcext:value-type="string">
            <text:p>jantar</text:p>
          </table:table-cell>
          <table:table-cell/>
          <table:table-cell office:value-type="float" office:value="1" calcext:value-type="float">
            <text:p>1</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simples o hotel é limpo, perto do aeroporto, perto das indústrias, bom café da manhã, boa janta, ar condicionado e Wi-Fi incluso na diária. Ideal para quem procura um lugar simples, com bons acessos e perto de canoa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0" calcext:value-type="float">
            <text:p>0</text:p>
          </table:table-cell>
        </table:table-row>
        <table:table-row table:style-name="ro1">
          <table:table-cell office:value-type="string" calcext:value-type="string">
            <text:p>Recomendado para quem vai pegar o aeroporto muito cedo ou para quem chega muito tarde. Fica a 500 metros do terminal e possui transporte próprio para levar e trazer do aeroporto.Quartos amplos, com ar e frigobar. Aspecto ruim é que o Expressinho não possui elevador.</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Recomendado para quem vai pegar o aeroporto muito cedo ou para quem chega muito tarde. Fica a 500 metros do terminal e possui transporte próprio para levar e trazer do aeroporto.Quartos amplos, com ar e frigobar. Aspecto ruim é que o Expressinho não possui elevador.</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O hotel cujo o nome já faz a sua avaliação. Expressinho está localizado perto da estação de metrô Farrapos.Com bares que fervem para darem a guinada pra noitada.Shopping com tudo que desejar,além de ter traslado gratuito para o aeroporto,precisando agendar apenas,15 minutos antes da partida.</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Eu realmente não aconselho esse lugar, tudo é pessimo, o atendimento inicial, não tem elevador e se você ficar no quarto andar tem que subir tudo sozinho não tem ninguem para lhe ajudar, a comida? pelo amor de Deus, era um lixo, não consigui comer de tão ruim que era, para devolver foi um problema, o guarto não apresenta segurança, tem aspecto sujo</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Eu realmente não aconselho esse lugar, tudo é pessimo, o atendimento inicial, não tem elevador e se você ficar no quarto andar tem que subir tudo sozinho não tem ninguem para lhe ajudar, a comida? pelo amor de Deus, era um lixo, não consigui comer de tão ruim que era, para devolver foi um problema, o guarto não apresenta segurança, tem aspecto sujo</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Eu realmente não aconselho esse lugar, tudo é pessimo, o atendimento inicial, não tem elevador e se você ficar no quarto andar tem que subir tudo sozinho não tem ninguem para lhe ajudar, a comida? pelo amor de Deus, era um lixo, não consigui comer de tão ruim que era, para devolver foi um problema, o guarto não apresenta segurança, tem aspecto suj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quarto era pequeno e não tinha TV por assinatura. A roupa de cama também não era nova.O café da manhã era bom, com frutas, iogurte, granola e outras coisas mais.A vantagem em ficar no hotel foi que não pagamos pelo transfer entre Hotel e Aeroport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Express estava lotado e resolvi ficar no Expressinho.Péssima idéia, tirando o atendimento cordial da recepção e o café da manhã que é comum aos dois hoteis, de resto é muito ruim.Barulho infernal a noite inteira, quarto pequeno, mobília velha, TV com péssima imagem.Enfim,,, evite.</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mobílias</text:p>
          </table:table-cell>
          <table:table-cell office:value-type="float" office:value="-1" calcext:value-type="float">
            <text:p>-1</text:p>
          </table:table-cell>
        </table:table-row>
        <table:table-row table:style-name="ro1">
          <table:table-cell office:value-type="string" calcext:value-type="string">
            <text:p>Voo cancelado e tive que ficar neste hotel. Não gostei nem um pouco. Cheguei no quarto e ele estava com cheiro de cigarro. O ar condicionado muito velho, não deve ser limpo há anos. As roupas de cama não estavam limpas. O hotel tem um transfer que leva para o aeroporto, mas não conseguimos pegar pois muitas pessoas esperavam por ele. Realmente não recomen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Voo cancelado e tive que ficar neste hotel. Não gostei nem um pouco. Cheguei no quarto e ele estava com cheiro de cigarro. O ar condicionado muito velho, não deve ser limpo há anos. As roupas de cama não estavam limpas. O hotel tem um transfer que leva para o aeroporto, mas não conseguimos pegar pois muitas pessoas esperavam por ele. Realmente não recomend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Café bem ruinzinho. Fica longe do centro mas perto do aeroporto. Estacionamento meio estranho sem segurança. Mas o hotel é limpo só que o bom é ficar nos quartos para os fundos os da frente sao barulhentos devido ao movimentosdos carros e do trem na rua.</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Express Expressinho é um um bom lugar para fazer um pit stop e seguir viagem quando em Porto Alegre, preço justo para os serviços que oferece, além disso o hóspede pode contar com o serviço de transfer aeroporto/hotel/aeroporto, principalmente levando-se em consideração o preço do taxi.Um café da manhã digno. Toalhas e lençóis brancos, frigobar e ar condicionado nos quartos. Não tem elevador. Possui também serviço de quarto e comida é farta, indico o filé a parmegiana.</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Muito próximo do aeroporto e bom para quem vai ficar apenas uma noite e vai embarcar no dia seguinte. Os quartos voltados à Av. Farrapos são muito barulhentos. A/C não funcionava muito bem, antigo e barulhento. TV antiga, sem controle e péssima imagem.O hotel oferece transporte gratuito para o aeroporto, mas é disputado e para usá-lo é preciso sair com temp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ara quem precisar de pegar avião bem cedo como eu tive que fazer, este é o melhor hotel de Porto Alegre, bem baratinho e muito perto do aeroporto, os quartos são equipados com ar-condicionado e tv, de manhã é oferecido um café da manhã reforçado, fica a dic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Hotel feito somente para dormir, antes de uma viagem, café da manha bem simples, lanches até de madrugada, preço justo pelo serviço prestado. Chuveiro demora demais a aquecer. Cafezinho sempre quentinho na recepção, internet muito ruim. Camas de mola, haja coluna amigos. Recepcionistas atenciosos, além disso o hotel possui translado gratuito para o aeroporto, em 5 min. Você chegá-la.</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Ótimo preço e pertinho do aeroporto e com serviço de transfer gratuito do aeroporto ao hotel, o que é até bom porque dependendo do horário que se chega, os taxistas são um pouco resistentes em levá-lo. Não espere muito, principalmente pelo valor cobrad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Diária de R$ 99 direto no hotel, pelo booking estava R$89 descobri depois.Perto do aeroporto, é muito cômodo pra mim com uma TV a cabo reduzida, internet no quarto que todo dia tem que pedir p resetar e tem transfer do aeroporto p hotel - os taxistas não querem te levar por ser perto.Solicite os quartos dos fundos, mais silenciosos. O que nao gosto e que o povo do Sul fuma demais e em qualquer lugar, algumas áreas do hotel cheiram forte de cigarro. Considero bom o café da manha, com boa variedade de opçõe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próximo ao aeroporto e tem serviço de transfer grátis pra chegada e saída do aeroporto, basta ligar pra recepção e o carro está disponível, o trajeto leva apenas 5 minutos. O quarto é bem simples, a roupa de cama e banho também. Não tem comércio e restaurantes próximos, então o hotel oferece uma cozinha com pratos bem gostosos que podem ser solicitados. O café da manha é ótimo e tem várias opções de pães, bolos, iogurte, cereais, frutas, suco, etc.</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erto do ponto de metro e próximo ao aeroporto. Dá para ir de metro até lá, mas o hotel possui transfer gratuito, tanto para ida e para a chegada. Os quartos que ficam em frente a avenida Farrapos apresenta um pouco de barulho, mas nada que incomode, principalmente e noite. o quarto é bem simples, mas possui cama confortável. O banheiro é igualmente simples, mas limpo e funcionand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próximo do aeroporto e tem transfer gratuito, entretanto a av. Farrapos tem trânsito contínuo e o quarto não tem isolamento acústico, o que é terrível para dormir. Quarto bem simples, mas com cama confortável. Banheiro igualmente simples, mas tudo limpo e funcionando. Café da manhã simples, mas com boa variedade. Equipe foi muito simpática no atendimento. Para pernoite acho ótima opção pelo valor.</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esta localizado ao lado do Hotel expresso e compartilha um excelente cafe da manhã. Como a proposta é a simplicidade ele não possui elevador, somente escada para acesso aos quartos, que são limpos e organizados. A equipe de atendimento é atencios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Sinceramente, as únicas coisas boas no hotel são a proximidade do aeroporto, pra quem precisa ficar perto dele, e o transfer gratuito para o aeroporto. Porque o resto... O hotel é muito simples, não tem elevador, o quarto é mais simples ainda, o banheiro horrível, o pessoal da recepção não é muito simpático, só vale mesmo para quem vai pegar um vôo muito cedo e não quer correr o risco de se atrasar.</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Hotel muito ruim. Apesar de barato, mesmo assim não vale a pena, nem para pernoitar para o dia seguinte, pois não dá para descansar, visto que o barulho da rua chegava todo no meu quarto, Só vale mesmo pelo transfer gratis</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Hotel muito ruim. Apesar de barato, mesmo assim não vale a pena, nem para pernoitar para o dia seguinte, pois não dá para descansar, visto que o barulho da rua chegava todo no meu quarto, Só vale mesmo pelo transfer gratis</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muito ruim. Apesar de barato, mesmo assim não vale a pena, nem para pernoitar para o dia seguinte, pois não dá para descansar, visto que o barulho da rua chegava todo no meu quarto, Só vale mesmo pelo transfer grati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quarto e as instalações são simples, o café da manhã tem boa variedade e o transfer é gratuito. Também consegui antecipar o check in, o que ajudou bastante. O atendimento é muito bom, foram muito atenciosos.</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simples, com banheiros antigos. Tem quarto com duas camas de solteiro, que obviamente será para duas pessoas, mas falta toalha para um dos hospedes, pois só há uma toalha de banho. O café da manhã Até que é gostoso, bem variado.Mas nos quartos da frente não se consegue dormir bem, pois o trânsito de carros, começa cedo, faz muito barulho e as janelas sem isolamento acústico, parece até estar aberta, pelo tanto de som que se ouv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0" calcext:value-type="float">
            <text:p>0</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conta com transfer aeroporto-hotel-aeroporto, porém o quarto é muito pequeno e mal cuidado. Cama estava arrumada, porém não trocaram os lençóis, pois haviam cabelos no mesmo. Outro problema é acústica do hotel, quarto extremamente barulhento. Aconselho procurar outros hotéis e deixar esse como última alternativa, ou então a hospedagem deve ser unicamente baseada na proximidade do aeroporto. Cobram muito caro pelo que oferece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hospedada lá pela localização, é perto do aeroporto e eles fazem o serviço de transfer.Porém essa boa localização foi a pior coisa, pois é muito barulho, não deu mesmo pra dormir a noite, não vale a pena!!!! Ele fica em frente a linha de trem e avenida muito movimentada.E também tive uma péssima experiência com o chuveiro rsrs ele demora a esquentar, cheguei lá meia noite e tive que tomar banho gelado. No dia seguinte fui perguntar e eles me disseram que demora uns 10 min. a esquentar. Já o café da manhã é ótimo, o atendimento também, nada a reclamar disso. Porém não vale a pena pra mim, lá não fico mais.</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0" calcext:value-type="float">
            <text:p>0</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O hotel é bem simples, mas tem a vantagem de ficar bem próximo ao Aeroporto Salgado Filho e ainda possui translado gratuito do aeroporto, basta ligar para o hotel quando desembarcar.O quarto não é dos melhores, mas pelo menos é limpinho. O café da manhã conta com bastante variedade, e eu achei muito bom para o padrão do hotel. Além disso, o hospede pode usar a academia que fica no Hotel Express, ao la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Tentei achar um hotel para passar a noite para embarcar pela manhã só consegui esse hotel, como todos sabem em cima da hora o valor é fora da realidade, paguei valor como se fosse um hotel no minimo 3 estrelas, mais esse hotel parece hotel de beira de estrada ou em frente de rodoviária. O quarto de bom tamanho, mais muito antigo, faltava uma reforma, mais o mais importante o café da manhã com bolos e pães amanhecidos, leite aguado, não recomend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Tentei achar um hotel para passar a noite para embarcar pela manhã só consegui esse hotel, como todos sabem em cima da hora o valor é fora da realidade, paguei valor como se fosse um hotel no minimo 3 estrelas, mais esse hotel parece hotel de beira de estrada ou em frente de rodoviária. O quarto de bom tamanho, mais muito antigo, faltava uma reforma, mais o mais importante o café da manhã com bolos e pães amanhecidos, leite aguado, não recomen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Muito caro, no que se oferece, uma velharia, acredito tudo que não prestava do seu primo rico (Expresso Aeroporto), colocaram la. No banheiro cheios de cabelo no box, um lugar tenebrosoPraticamente um espelunca....não recomendo.....de forma nenhum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Muito caro, no que se oferece, uma velharia, acredito tudo que não prestava do seu primo rico (Expresso Aeroporto), colocaram la. No banheiro cheios de cabelo no box, um lugar tenebrosoPraticamente um espelunca....não recomendo.....de forma nenhum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pequeno, sem serviço de quarto, recepção ruim. quarto pequeno, antigo. Ar condicionado caído aos pedaços, banheiro com porta de PVC sem ducha higiênica, toalhas velhas e utensílios de banho horríveis. Acesso aos quartos por escadas. Porta com fechadura à chave. Café da manhã compartilhado com o Hotel Expresso, horrível.</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Já é a terceira vez que me hospedo no Expressinho. Não vejo nada demais. Pelo preço cobrado, não posso reclamar nada e ainda tem o transfer de/para o aeroporto. É ideal para quem busca uma opção barata, limpa e prática para conexões longas em Porto Alegre. Nas três vezes encontrei os quartos limpos e organizados, chuveiro também funcionando mto bem. Atendimento ok, sem brilho, mas eficiente. Na ultima vez, devido aeroporto fechado com nevoeiro, dei no-show e cheguei só na manhã do dia seguinte, mesmo assim foi me honrada a reserva e ainda me deram desconto. Internet wireless tbm funcionou legal. Desvantagens: se pegar quarto com frente para a avenida e Trensurb, se prepare para o barulho, que realmente é alto, opte pelos quartos de fundo. Não tem elevador, então quem vem com mta bagagem sofre. Café-da-manhã compartilhado com o vizinho Express, eu gostei, bom.</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Tivemos uma série de problemas com este hotel desde o momento da reserva. Os funcionários em geral são destreinados e desorganizados, não passam direito a informação entre si. Nossa reserva foi debitada duas vezes e ainda assim tivemos a reserva cancelada ! O que não teria acontecido se fossem organizados e prestassem bastante atenção a tudo que foi acordado entre entre o estabelecimento e cliente. Após muito aborrecimento, ligações interurbanas e várias trocas de e-mails com um dos gerentes, resolveram esse problema. Na verdade, causaram mais problemas do que isso, só estou resumindo o que aconteceu. Ficamos no terceiro andar sem elevador e tivemos que carregar as malas sozinhos. Nos colocaram num quarto para fumantes, mesmo sem ser solicitado, com forte cheiro de cigarro. Reclamamos e resolveram, mas para isso tivemos que subir e descer os 3 lances de escada. O ar-condicionado é muito barulhento, a ponto de não termos ouvido o despertador. Por sorte, acordamos sozinhos, ou perderíamos o voo. A limpeza é ruim. Veja debaixo da cama, está imunda. O cobertor é sujo e nos coçamos a noite toda. A agua demora muito a aquecer, minha esposa tomou banho frio numa noite fria porque, após tanto esperar, achou que não havia agua quente. O hotel é muito mal localizado, numa avenida famosa por prostituição e com barulho de carros e metrô (que na verdade é um trem de superfície). Moradores da região me alertaram que não é seguro sair de noite. Nota fiscal foi dada apenas por uma diária, com metade do valor (60 reais, em vez de 120 por diária). Não tivemos tempo de reclamar disso, pois poucas horas depois partiria nosso voo e estávamos com pressa. Diferente do que fariam numa gestão profissional, não recebemos absolutamente nenhuma compensação pelo aborrecimento. Após muita discussão, se limitaram a cobrar o valor correto e nos colocar no pior quarto do hotel. De positivo, só o transfer gratuito, tirando o fato de que não fazem reservas e você tem que fazer ligações interurbanas assim que chegar no aeroporto. Não usufruímos do café da manhã, então não posso avaliá-lo. É o pior hotel em que já me hospedei e não o recomendo a ninguém. Não pense que irá economizar se hospedando nele.</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De bom o hotel só tem a localização que é perto do aeroporto.Não possui elevador e os quartos são virados para uma avenida supermovimentado e também para a linha de metrô. O barulho é ensurdecedor. O quarto não tem um piso adequado para o frio, tampouco as paredes do quarto. O lençol é fino demais e estava rasgado, o coberto fedia a mofo e o banheiro é hipergelado e pequeno. O ar condicionado/aquecedor era velho e não funcionava direito. O estacionamento é fora do hotel e cobrado a parte. O wi-fi é péssimo e só funcionava no lobby do hotel.</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Expressinho é básico para quem precisa passar uma noite em Porto Alegre: o valor é barato, o hotel é limpo, o café da manhã é muito bom. No mais possui um banheiro simples e um quarto também, quando estivemos era inverno e o ar-condicionado novo ajudou bastante em esquentar o ambiente! No mais tem um traslado gratuito para o Aeroporto de 15 em 15 minutos, o que ajudou a escolhê-lo!</text:p>
          </table:table-cell>
          <table:table-cell office:value-type="string" calcext:value-type="string">
            <text:p>serviço</text:p>
          </table:table-cell>
          <table:table-cell office:value-type="string" calcext:value-type="string">
            <text:p>transporte para o aeroporto</text:p>
          </table:table-cell>
          <table:table-cell/>
          <table:table-cell office:value-type="float" office:value="1" calcext:value-type="float">
            <text:p>1</text:p>
          </table:table-cell>
        </table:table-row>
        <table:table-row table:style-name="ro1">
          <table:table-cell office:value-type="string" calcext:value-type="string">
            <text:p>O Hotel Juliz é extremamente simples, fica numa casa bem antiga, o que lhe dá um aspecto de pensão, em que os aposentos da casa foram transformados em pequenos quartos para pernoite. Alguns quartos tem banheiro individual, nos demais o banheiro é coletivo. Entretanto o custo é bem mais baixo do que hotéis tradicionais.</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É uma boa relação custo-benefício ficar no Juliz. Os quartos não são dos melhores, mas dá para ter uma razoável noite de sono, ainda mais para quem, como eu, ficou somente uma diária. Ponto positivo para a rede Wi-Fi, que funciona perfeitamente.A recepção fechar a noite é um ponto negativ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Eu tive o prazer de ficar no Hotel Residencial Juliz por duas noites em maio de 2012. O proprietário, Julio, é um homem muito sério e inteligente, e isso é refletido em seu hotel. O Hotel Residencial Juliz tem acomodação básica, com uma aparência geral sem pintura. No entanto, tudo funciona e está em bom estado de conservação. Tem Wi-Fi gratuita e camas adequadas. O os chuveiros e trancas funcionam e as luzes são claras o suficiente para que se possa fazer coisas no quarto à noite. Julio e sua equipe são prestativos, gentis e atenciosos. Em um momento, Julio não estava no hotel e me ligou especialmente para responder uma pergunta e me dar dicas sobre minhas atividades propostas. Há evidência de melhoramento contínuo com escadas e outros, então você pode chegar e encontrar tudo maravilhosamente pintado. Acima de tudo, o preço é justo. A localização é na parte antiga de Porto Alegre, com interessantes ruas sinuosas e uma variedade de locais simples para comer. É uma área residencial, que, na Austrália ou Estados Unidos, já estaria povoada pela classe média. Está a uma distância de 1 km do Gasômetro e a uma caminhada curta do Centro Histórico. Não é muito longe para andar até a maioria dos locais de interesse como o Mercado Público (mais rápido se você for pelas colinas). Há um bom supermercado a 5 minutos de distância. Como eu falo português, eu não vi quanto o inglês é falado por aqui, mas Julio responde rapidamente os e-mails, então você pode descobrir isso facilmente. Esse lugar não é o Hilton Hotel, mas eu fiquei confortável e feliz e minha avaliação está endereçada para os viajantes econômico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localização</text:p>
          </table:table-cell>
          <table:table-cell table:number-columns-repeated="2"/>
          <table:table-cell office:value-type="float" office:value="0" calcext:value-type="float">
            <text:p>0</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mas da pro gasto,fiaria de novo pelo custo/beneficio.</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As fotos não condizem com o que eu encontrei lá. o banheiro é muuuito velho, a torneira quando aberta fazia um barulho que mais parecia um trem chegando, papel de parede do quarto rasgado, o café da manhã bem mais ou menos, enquanto comíamos a mulher começou a resmungar, desligar o ar condicionado, televisão, e retirar a comida, uma falta de respeito, não recomendo. </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perto de vários restaurantes e perto do centro. Café da manhã razoável. Quarto bem aconchegante, só o banheiro é bem simples. Atendimento muito atencioso e educado. Perfeito para um banho e uma ótima noite de son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tem ótima localização, perto do centro histórico e principais atrações de Porto Alegre.Quarto com ar-condicionado que funcionava bem e cama confortável! Só o banheiro que deixa um pouco a desejar, mesmo assim tudo funcionava muito bem!! O café-da-manhã é bom! Pra quem pretende ficar o dia todo na rua e voltar pro Hotel somente pra dormir, está ótim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ótima localização mas com instalações velhas. Tomadas nao funcionavam. O quarto tinha cheiro de velho e tive alergia com a roupa de cama. Café da manha é razoavel com poucas opções. Wifi caia a todo momento e nao funcionava depois das 11 da noite.</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muito antigo, no site é lindo, pessoalmente é horrível, cheira mofo, banheiro sujo, ar condicionado péssimo, café da manhã sem muitas opções, chuveiro demora a sair água quente, não tem indicação de quente/frio, tv de 14 antiga, internet nem sempre funciona e estacionamento caro, sendo que no site do reserva fácil não informa a cobrança. Ninguém ajuda a carregar as malas e, além do mais, quando buscam seu carro no estacionamento vem com cheiro de cigarro e com o ar condicionado e rádio ligados! Péssimo!!! Não me hospedo mais nesse hotel e nem recomend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Instalações velhas, cheirando a mofo. Para quem tem rinite, aquele carpete é horrível! Demora para esquentar a água do chuveiro e torneiras. O banheiro não tem box, então ao utilizar o chuveiro o banheiro fica todo molhado. Wi-fi instável, a conexão cai. Ar condicionado antigo e barulhento. Café da manhã básic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i nem se posso chamar aquilo de hotel.Instalações velhas e mal consevadas. Tudo cheira a mofo. Faltou água por duas vezes durante a estadia e demora muito a sair agua quente nas torneiras e chuveiro. Serviço de café da manhã horrível...</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pagamento tem que ser na entrada, sem a possibilidade de parcelar, além disso na entrada não há rampa e nenhum funcionário se prontifica a te ajudar com as bagagens. No período que me hospedei ( 5 dias ) o WIFI não pegou em nenhum instante e o computador do hotel disponível para os hospedes estava cheio de vírus o que bloqueou minha conta no facebook. A limpeza, a localização e o café da manhã estavam ótimos, porém esse último começava apenas as 7, o que complica a vida de quem está na cidade a negocios ou para prestar vestibular A empresa de táxi demora demais para chegar no hotel e os funcionários não são capacitados para sugerir passeios turisticos. Não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Hotel novo e muito confortavel.Otimo atendimento e uma realacao custo beneficio perfeita.Café da manha muito bem servido e os quartos sao limpos e aconchegantes.Para quem gosta de jantar fora, o hotel fico proximo de otimos restaurant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é muito boa, pois fica no centro da cidade, mas o atendimento deixa a desejar. A começar pelos degraus ba entrada do hotel. Nenhum funcionário se prontificou a ajudar a carregar a mala. Poderiam, pelo menos colocar uma rampa.</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Açores é antigo, mas tem uma ótima relação custo benefício, estando bem no centro de Porto Alegre! Fica próximo à um dos principais pontos turísticos de Porto Alegre, a Casa de Cultura Mário Quintana, lugar muito interessante de se visitar, principalmente o restaurante no andar mais elevado, fica próximo ao shopping Rua da Praia, que não é shopping grande, mas cumpre a finalidade para caixas automáticos, Macdonalds e restaurantes!Café da manhã muito bem variado, com frios e ovos mexidos por exemplo... Bem Central, dá acesso ao coração da Capital Gaúcha, ao Mercado Municipal também, outro importante ponto turístico.</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um pouco antigo, mas bem aconchegante! Café da manhã muito bem variado, com frios e ovos mexidos por exemplo!Localizado no Centro de Porto Alegre, ele fica próximo à um dos principais ponto turístico, Casa de Cultura Mário Quintana, assim como próximo de shoppings como o Rua da Praia! Além de estar localizado à algumas quadras do do Mercado Municipal da cidad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Em relação à Limpeza, achei REGULAR... O hotel não é imundo, mas tb não é super limpo.Os Funcionários são bem simáticos. O Café da manhã é muito ruim e sem graça... Valem a localização, conforto e custo, que é barato. Este HOTEL é MUITO VELHO, NECESSITA DE REFORMA URGENTE.</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Pessoal, está Localizado numa das mais tradicionais ruas de Porto Alegre, o Hotel Açores encontra-se estrategicamente dentro do centro financeiro, turístico, comercial e cultural de Porto Alegre. Está a poucos quarteirões da Estação Rodoviária, Hospital Santa Casa, Usina do Gasômetro, Universidades, Praça da Alfandega, Shopping Rua da Praia café da manhã com muita variedade funcionarios atencios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Localizado na mais tradicional rua de Porto Alegre, o Hotel Açores encontra-se estrategicamente dentro do centro financeiro, turístico, comercial e cultural de Porto Alegre.Está a poucos quarteirões da Estação Rodoviária, Hospital Santa Casa, Usina do Gasômetro, Universidades, Praça da Alfandega, Shopping Rua da Praia, Parque Farroupilha, Palácio Piratini, Tribunal de Contas, Museu do MARGS, Teatro da OSPA e outros pontos de interesse. Os apartamentos amplos e confortáveis são equipados com ar-condicionado, frigobar, telefone, cama box spring, mesa de trabalho, wi-fi grátis, recepção 24 horas e estacionamento. O hotel serve um grande buffet de café-da-manhã com variedade de produtos, incluindo frutas da época, frios e iogurt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Gostei muito do hotel.Tudo novo, uma estrutura excelente. Quarto limpo e bem decorado.Atendimento excelente, café da manhã com muita variedade.o único defeito é a localização do hotel.Fica numa rua deserta, afastada das boas atrações da cidade.se estiver de carro, eles cobram a diária da garagem (o que eu acho que poderia ser uma cortesia do do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nstalado em edifício antigo. O quarto que usei tinha acabamentos bastante antigos, mas a cama era bastante confortável, e como era na parte mais aos fundos do hotel, era silencioso. Os corredores dão uma sensação meio fúnebre, por não ter muita iluminação.O acesso é fácil, fica numa ótima localização, perto da Praça da Alfândega e centro histórico da da cidade. O atendimento é bom. O café-da-manhã não tem muita variedad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pesar de ficar em uma área central com acesso fácil a tudo, a noite foi terrivel, o quarto estava com cheiro de mofo e o carpete estava bem sujo.O banheiro tinha azulejo caindo e o barulho que vinha da rua era terrível a janela não isolava nada.Acho que eles devem ter alguns quartos melhores mas devem deixar os piores para quem reserva via Decolar.com e em promoção. Não foi uma boa experiênci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novo, boa localização, atendimento ágil e cortês. Há 5 minutos do Shopping Total.Ponto negativo: o room-service estava fechado. Fomos atendidos pela nutricionista que foi bem atenciosa e rápida.Recomendamos.</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Hotel novo, boa localização, atendimento ágil e cortês. Há 5 minutos do Shopping Total.Ponto negativo: o room-service estava fechado. Fomos atendidos pela nutricionista que foi bem atenciosa e rápida.Recomendamos.</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Quando reservei este hotel, eu sabia que era simples, mas era próximo de um compromisso profissional. Todavia, ao me hospedar, fiquei surpreso com o total descuido com a manutenção.Trata-se de uma construção antiga, mas sem qualquer revitalização ou mesmo preservação dos espaços. Os corredores são horríveis, verdadeiramente fúnebres, sendo mal iluminados, com carpetes sujos e manchados, além de falta pintura nas paredes. Os banheiros precisam, com urgência, de reforma. Enfim, não indico para ninguém.</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Quando reservei este hotel, eu sabia que era simples, mas era próximo de um compromisso profissional. Todavia, ao me hospedar, fiquei surpreso com o total descuido com a manutenção.Trata-se de uma construção antiga, mas sem qualquer revitalização ou mesmo preservação dos espaços. Os corredores são horríveis, verdadeiramente fúnebres, sendo mal iluminados, com carpetes sujos e manchados, além de falta pintura nas paredes. Os banheiros precisam, com urgência, de reforma. Enfim, não indico para ninguém.</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Quando reservei este hotel, eu sabia que era simples, mas era próximo de um compromisso profissional. Todavia, ao me hospedar, fiquei surpreso com o total descuido com a manutenção.Trata-se de uma construção antiga, mas sem qualquer revitalização ou mesmo preservação dos espaços. Os corredores são horríveis, verdadeiramente fúnebres, sendo mal iluminados, com carpetes sujos e manchados, além de falta pintura nas paredes. Os banheiros precisam, com urgência, de reforma. Enfim, não indico para ninguém.</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lativamente perto do Menino Deus (bairro do Shopping Praia de Belas). Quarto bem grande, limpo, mas sem luxo. Colchão bem ruim (muito murcho) e travesseiros ruins também. Banheiro razoável, pois o chuveiro é bem mais ou menos. Café da manhã farto e bem gostoso em alguns dias e em outros, nem tanto. Custo-benefício bacana dependendo de onde você irá frequentar, pois precisará de táxi para se deslocar. Mas, atendentes muito solícitos e educados. GOSTEI!</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 iluda com a recepção reformada e com os atendentes bem vestidos.Instalações velhas e em péssimo estado. Banheiros sujos, alguns sem funcionamento da descarga. Instalações antigas não é defeito, mas neste hotel o desleixo, a sujeira e falta de conforto são marcas inesquecíveis.Não se hospede nem de passagem.É o típico: o Barato ( não gratuito), sai...</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Parte boa: Hotel bem localizado no centro, próximo à prefeitura, mercado municipal, shopping, usina do gasometro, etc.Parte ruim: Instalações e serviço deixaram a desejar. A recepção parece que foi reformada, pois está novinha e muito bem cuidada, com relação ao resto do hotel. Quarto com cheiro de mofo, moveis antigos, instalações mal conservadas no banheiro. Café da manhã muito muito, muito car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Nossos funcionários ficam hospedados lá por ser central, bom atendimento, tem mercado perto. Seria melhor se tivesse microondas no quarto. Alguns quartos parecem ter instalacões mais antigas, o chuveiro demora a esquentar.</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bem localizado, próximo ao centro e ao Shopping Total. Excelente quartos, bem limpo, bom banheiro, bom ar condicionado, boa cama, boa TV. Muito bom tanto para negócio quanto para férias. Hotel novo com menos de um an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Fiz uma reserva equivocada nesse hotel achando tratar-se do Açores Premium no qual havia me hospedado no mês seguinte. O hotel é velho, quarto horrível e banheiros horríveis. Apenas a recepção foi reformada. Passei um frio infernal e nem cobertores adequados o quarto tinha. Enfim, pelo que cobram você consegue hospedar-se em lugar melhor.</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Fiz uma reserva equivocada nesse hotel achando tratar-se do Açores Premium no qual havia me hospedado no mês seguinte. O hotel é velho, quarto horrível e banheiros horríveis. Apenas a recepção foi reformada. Passei um frio infernal e nem cobertores adequados o quarto tinha. Enfim, pelo que cobram você consegue hospedar-se em lugar melhor.</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em localizado, no centro de Porto Alegre, próximo ao Mercado Municipal e a Casa Mario Quintana. Os apartamentos são bons, limpos, embora sejam muito escuros. Café da manhã bom, com variedades e qualidade. Funcionários atencioso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Bem localizado para quem quiser estar no centro de Porto Alegre , perto da Praça da Algandega e MARGS. Muito próximo da Casa de Mario Quintana para visitar exposições e tomar um café. Caminhada até o Mercado Público bem como visitar o Gasometro a pé .</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om, o quarto que fiquei era bem espaçoso, assim como o banheiro. A localização é boa e o preço é bem adequado. O café da manhã é bem variado oferecendo opções saudáveis. Só achei que o aquecimento deixa a desejar, deu vontade de nem tomar banh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Os quartos são bons e baratos. Sempre que meu pai vai a curso em POA ele fica hospedado nele. Custo benefício bem bom. Um hotel bem simples, mas limpo. Recomendo para a estadia de poucos dias. Os funcionários são educados e prestativos. O café da manhã é bom.</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Boa localização.Quarto bom, reformado.banheiro antigo, mal conservado, ruim.Café da manhã okAtendimento sem reclamações, exceto de um dia que não foi reposto água no frigobar porque eles não tinham em estoque.Custo beneficio: vale a pena</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Barato e muito bem localizado, no centro de POA. De dia você está perto de tudo, principalmente das atrações culturais. Porém , a noite, o local é muito sinistro , deserto. Os funcionário são educados e prestativos. O café é fraco, com pouca variedade.</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Barato e muito bem localizado, no centro de POA. De dia você está perto de tudo, principalmente das atrações culturais. Porém , a noite, o local é muito sinistro , deserto. Os funcionário são educados e prestativos. O café é fraco, com pouca variedad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Barato e muito bem localizado, no centro de POA. De dia você está perto de tudo, principalmente das atrações culturais. Porém , a noite, o local é muito sinistro , deserto. Os funcionário são educados e prestativos. O café é fraco, com pouca variedad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Não ligo tanto para luxo, no entanto já fui a hostels fuleiros que eram melhores que o hotel. A parte interna da portaria você vê e até pensa que é um hotel razoavel, mas o banheiro é deplorável. O quarto tem um aspecto de bem velho também, ficando com receio se a higiene do local é feita devido ao descuido com essas outras coisas. Os funcionários são atenciosos, mas realmente o hotel é bem fraco. Não volto, pois o preço nao é tão mais barato que os demais. Localização ok.</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Apesar da ótima localização, o Express do Açores é péssimo. Não tem nenhuma condição de estar figurando em listas de hotéis disponíveis. A portaria é arrumadinha e os funcionários corteses, mas no elevador já dá pra sentir o drama. O quarto é velho e o banheiro um caso de saúde pública, já que no box o piso é um laminado plástico por cima do azulejo e super mofado por baixo, um chuveiro ruim e sem ventilação. O café é básico com Soborôs sortidos de ontem. Não gostamos e não recomendo pra ninguém.</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Não se deixe enganar pelas fotos , ao chegar no hotel a recepção é legal mais quando chega nos corredores escuros onde as lâmpadas não acendem e fica difícil encontrar seu quarto, ao entrar encontrará um quarto onde nem tudo funciona lâmpadas queimada balheiro com aspecto ruim e tudo antigo parq os alérgicos o carpete antigo em geral uma péssima opçã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Resumindo,atendimento nao é bom,banheiros bem antigos o chuveiro demora muito pra esquentar.televisao 14 em todos os quartos as fotos realmente enganam.queriam cobrar uma diaria a mais sendo q eu ja tinha deixado tudo pago antes de entrar no hotel,precisa se de um reforma urgente no hotel</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Ficamos em um quarto quadruplo que tinha bastante mofo na parede. Não tem tv a cabo, é um hotel bem antigo. O café da manhã é bom, bem variado. A portaria do hotel é muito limpa, bonita e organizada, já o restante do hotel não acompanha este padrão. Se for apenas pra dormir quebra o galho em função do preço baixo. Não indico para hospedagem de famílias, principalmente com crianças pequenas em função da higiene dos quartos. Roupas de cama bem usadas. A porta do box do banheiro não fechava em função da privada que fica no caminho, ou seja, o banho tem que ser tomado com a porta do box entreaberta. A janela do banheiro não fecha totalmente, o que deve ser um grande problema em dias de muito fri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Internet- OK, localização boa. Conforto poderia ser melhor, mas no geral está legal.Fiquei pela segunda e vez e voltaria, no final das contas o custo compensa.Próximo à diversos pontos turisticos como o gasometro.TV´s maiores nos quartos seriam bem vindas.</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num quarto quádruplo, somente para dormir e no outro dia pela manhã ir para o Aeroporto. As instalações do quarto eram um pouco antigas, a roupa de cama (edredon) tinha aspecto de suja. O chuveiro era bastante velho, demorou para conseguir achar o ponto em que ele esquentasse. Quanto ao café da manhã, não deu para usufruir pois começava a ser servido somente às 7h e precisamos sair 6h.</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Excelente local para ficar com a familia, bem localizado, bem no centro da cidade, proximo a diversos pontos turisticos como o gasometro. Otimo atendimento, bons quartos, bom preço, otimo cafe da manh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Fiquei no 3º andar, o quarto era velho, o banheiro tinha azulejo azul de casa de vó, e o box não fechava além de ser de acrílico.Chuveiro não esquenta direito.Quarto com mofo nos tetos e nas paredes e a janela do quarto dava pro depósito de lixo do hotel. Nojento.Não tinha tomada para carregar celular, apenas a tomada da tv e uma tomada no banheiro.Pelo menos as camas tinham lençóis e toalhas limpas. O hall de entrada do prédio é agradável e do lado do elevador tem um poster com fotos de quartos que eu duvido que seja de lá pelo que eu vi no meu. Não aconselh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velhos, cheira mofo, sujidades nas paredes, trincas, tv muito antiga de tubo, poucos canais na tv, elevadores antigos. A entrada do hotel da impressão de ser um hotel de alta rotatividade. O café da manhã é honesto, nada de mais, mas é o unico ponto positivo do hotel.</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strutura bem antiga mas é limpo, mas tem cheiro de mofo o que prejudica a saúde de quem possui rinite alérgica como eu. É bem localizado com diárias acessíveis. O atendimento é excelente e o café da manhã é bom.</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strutura bem antiga mas é limpo, mas tem cheiro de mofo o que prejudica a saúde de quem possui rinite alérgica como eu. É bem localizado com diárias acessíveis. O atendimento é excelente e o café da manhã é bom.</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estrutura bem antiga mas é limpo, mas tem cheiro de mofo o que prejudica a saúde de quem possui rinite alérgica como eu. É bem localizado com diárias acessíveis. O atendimento é excelente e o café da manhã é bo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simples, mas bem limpas. Atendimento bom. As salas para eventos são meio apertadas e limitadas. A localização é muito boa, perto de tudo no Centro. Café bom. O hotel fica na Andradas e não tem estacionamento. Tem que deixar o carro próximo.</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bom, apenas tem algum cheiro de mofo no quarto de fundo, sendo que nos quartos da fente por pegar mais sol o cheiro de mofo é bem pequeno mas a localizaçao é otima, bem no centro da cidade, perto de tudo. e o preço é muito bom com otimo atendimento por parte dos funcionario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mobílias</text:p>
          </table:table-cell>
          <table:table-cell office:value-type="float" office:value="-1" calcext:value-type="float">
            <text:p>-1</text:p>
          </table:table-cell>
        </table:table-row>
        <table:table-row table:style-name="ro1">
          <table:table-cell office:value-type="string" calcext:value-type="string">
            <text:p>Estive uma vez no Hotel Açores e achei-o bem razoável. A localização central é ótima. O café da manhã era em boa quantidade e qualidade, me surpreendeu a variedade disponível. O quarto era bem razoável. Claro, o prédio é velho e os quartos e mobília são velhos, mas não tive problema quanto a isso. Fiquei em um quarto bem espaçoso com duas camas. Não voltaria ao hotel apenas porque acho ele caro pelo serviço oferecido, isto é, embora o hotel seja bom, não acho que vale o preço que custa. Se fosse mais barato, me hospedaria sempre nele.</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Fui com um grupo da faculdade (saímos de SM sábado às 5:00 pra chegar a tempo de assistir uma palestra que começava às 10:00) e chegamos no hotel às 17:30 depois de termos feito uma visita técnica nos pontos turísticos de POA. Até aí tudo bem até o momento em que minha colega de quarto resolveu tomar banho: água GÉLIDA e com pouquíssima pressão, sendo que em menos de 5 minutos a água acabava. Não foi só no nosso andar em TODO O HOTEL foi assim. Achei uma tremenda falta de consideração para com o hóspede um banho morno é o mínimo que um hotel deve proporcionar ao hóspede. Se parou por aí? Não papeis de parede MANCHADOS e DESCOLANDO... Tudo bem... A questão da água tinha uma explicação: faltou água no centro. Mas não é possível que o hotel não tenha água quente no reservatório...O café da manhã foi bom até, se as frutas não estivessem velhas e murchas E tinha muito suco de laranja no açúcar.</text:p>
          </table:table-cell>
          <table:table-cell office:value-type="string" calcext:value-type="string">
            <text:p>instalações</text:p>
          </table:table-cell>
          <table:table-cell office:value-type="string" calcext:value-type="string">
            <text:p>instalação do banheiro</text:p>
          </table:table-cell>
          <table:table-cell office:value-type="string" calcext:value-type="string">
            <text:p>chuveiro</text:p>
          </table:table-cell>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recém inaugurado, portanto tudo novinho em folha, atendimento cordial, apartamentos amplos,bom café da manhã e o melhor e mais dfícil de se encontrar atualmente no Brasil: preço justo. O ponto negativo, que pode ser positivo dependendo do ponto de vista, é a localização, próximo ao Shopping Total e a rodoviária. Ou seja, não é um lugar para passear a <text:s/>pé, mas no Shopping Total tem praça de alimentação,que é útil já que o hotel não tem room service, com boas lanchonetes e alguns bons restaurantes. Não é tão distante da Calçada da Fama, que é um dos points da cidade. RECOMENDO e voltarei.</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Pelo que li aqui, parecia que o hotel era uma casa dos horrores, mas não. Ele tem um preço razoável (180 reais, quarto para casal), o quarto era espaçoso, limpo e novo. Cama confortável, ar condicionado funcionando a todo vapor (fomos em POA em dias de muuuuuuito calor). O banheiro também (acho que devem ter reformado) é espaçoso e limpo. O café da manhã é bom, mas apesar de ser servido até as 10 horas, se você chegar as nove e meia, metade das coisas já acabaram e não houve reposição. O que é péssimo para um hotel: nove e meia já não tem mais ovos mexidos e frutas, por exemplo (aconteceu nos 3 dias que estivemos hospedados lá - o que diminui a possibilidade de ter sido coincidência). Foram atenciosos na recepção, porém na hora de pagar a conta, nos cobraram diárias a mais pelo estacionamento do carro, sendo que o carro ficou estacionado apenas um dia (e a moça da recepção não sabia fazer o extorno no cartão de crédito - que dor de cabeça!). Aliás, eles cobram estacionamento e nem se prontificaram a avisar. Isso nos chateou muito, pois não fomos informados sobre absolutamente nada. Outra coisa, certa noite pedimos um táxi na recepção do hotel e o taxista cobrou uma taxa extra de deslocamento. O hotel não nos informou sobre isso. Só depois que falamos lá na recepção, eles disseram que os taxistas não cobram taxa de deslocamento e que fomos enganados. Achamos que faltou muita comunicação com os clientes por parte da recepção. Deveriam ter nos avisado da taxa do estacionamento e do táxi. Além do que, eles que chamaram o táxi, acreditamos que poderíamos confiar no táxi que o hotel ofereceu. Se não podemos confiar no que o hotel indica para a gente, estamos perdidos, né? Em relação a localização, fica no centro. E centro, a noite e nos finais de semana, é estranho em todo lugar do mundo. Mas fica perto de um shopping e de pontos de ônibu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Me colocaram num quarto standard ao invés do executivo, o qual paguei por ele. A justificativa é que como atrasado devido ao meu voo, colocaram outra pessoa... isso existe?! Desrespeito total ao consumidor. Sem duvida alguma, um dos piores hotéis que já me hospedei. Cafe da manha com poucas opções e frio. Elevador velho, banheiro do quarto horrível, quarto com infiltrações e insetos. Nao vale metade do preço. Nao se hospedem neste local sem estrutur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apesar de ser simples,é muito bom,principalmente por sua licalização,fica próximo de vários pontos turisticos,pois se encontro na região historica da cidade,o que torna uma região com um ambiente bastanre agrádavel. Os funcionários tambem nos recebem muito bem,ótima recepçã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preço indica o que receberá como serviço: um hotel simples, algo desgastado, com corredores escuros e banheiros simples e mal conservados. No entanto, o básico está considerado: os quartos são espaçosos, há aquecimento, água quante, e o café da manhã é farto e variado. O atendimento foi gentil e correto. A localização é excelente.</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Jamais voltaria, embora tenha uma boa e reformada recepção, qdo entramos no apartamento a história muda, instalações precárias, banheiro ruim, velho, a porta do Box caindo expondo o hospede a riscos, ar condicionado super barulhento, quarto mofado, um horror! Se estão reformando eu não sei mas precisa urgente de reforma! Café da manhã com sucos artificiais para piorar a situação!! Não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ruins, com mal cheiro, e sujas. Apesar do bom café da manha e dos bons recepcionistas, as camareiras sao ruins também. Além disso a internet nao funcionav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ruins, com mal cheiro, e sujas. Apesar do bom café da manha e dos bons recepcionistas, as camareiras sao ruins também. Além disso a internet nao funcionav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ruins, com mal cheiro, e sujas. Apesar do bom café da manha e dos bons recepcionistas, as camareiras sao ruins também. Além disso a internet nao funcionava.</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Acomodações ruins, com mal cheiro, e sujas. Apesar do bom café da manha e dos bons recepcionistas, as camareiras sao ruins também. Além disso a internet nao funcionava.</text:p>
          </table:table-cell>
          <table:table-cell office:value-type="string" calcext:value-type="string">
            <text:p>funcionários</text:p>
          </table:table-cell>
          <table:table-cell office:value-type="string" calcext:value-type="string">
            <text:p>funcionário da limpeza</text:p>
          </table:table-cell>
          <table:table-cell/>
          <table:table-cell office:value-type="float" office:value="-1" calcext:value-type="float">
            <text:p>-1</text:p>
          </table:table-cell>
        </table:table-row>
        <table:table-row table:style-name="ro1">
          <table:table-cell office:value-type="string" calcext:value-type="string">
            <text:p>A única coisa que ainda passa é o café da manhã mediano. Os quartos são antigos e pequenos e o banheiro é de fazer você rir .. pois no mesmo espaço que vc toma banho pode fazer as necessidade fisiológicas simultaneas. Imagine a cena senta-se no vaso sanitário e abre o chuveiro e está tudo certo toma banho sentado. kkkk Parece piada mas é séri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atendimento foi muito bom, a localização é no centro, e o custo é barato. Porém não tem conforto, bem apertado e como os comentário que verifiquei o chuveiro em alguns quartos fica em cima do vaso sanitário.</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bem ruim, os quartos são muito apertados e o banheiro mais ainda. O hotel tinha um cheiro forte. Fica bem no centro, mas não achei a localização boa, por não ter nenhum restaurante por perto, além de a região parecer bem perigosa. O café da manhã tinha muitas opções, mas não havia muitas mesas, dada a quantidade de quartos. Não recome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é bem ruim, os quartos são muito apertados e o banheiro mais ainda. O hotel tinha um cheiro forte. Fica bem no centro, mas não achei a localização boa, por não ter nenhum restaurante por perto, além de a região parecer bem perigosa. O café da manhã tinha muitas opções, mas não havia muitas mesas, dada a quantidade de quartos. Não recomend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simples, quarto beeem pequeno, banheiro idem (com chuveiro quase em cima do vaso sanitário, sem box), limpo, ar condicionado split, ótimo pra quem precisa dar voltas no centro de POA, e dormir. Cama bem macia, quarto bem silencioso. Sem frescura. Obs:. Diária individual R$ 100,00.</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Scala fica bem no centro de Porto Alegre.É um hotel antigo e razoável nos quartos, banheiro e no café da manhã.É prático por estar bem no centrão, pois pode andar a pé pela região.Na época que fiquei hospedada, estava com bastante hósped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Scala fica bem no centro de Porto Alegre.É um hotel antigo e razoável nos quartos, banheiro e no café da manhã.É prático por estar bem no centrão, pois pode andar a pé pela região.Na época que fiquei hospedada, estava com bastante hóspedes.</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Após procurar no Google e Google Maps uma opção de hospedagem em Porto Alegre, tive uma surpresa negativa ao chegar no hotel. O mesmo está localizado bem no centro de uma intensa movimentação comercial, diante de ladeiras e ruas estreitas e com mão única, o que dificulta o percusso de Táxis. Durante a noite, os funcionários recomendam não circularmos pela pela região, por ser perigoso. Há uma boate nas proximidades e vários frequentadores estranhos. As portas do hotel permanecem fechadas sempre. A localização e custo-benefício é ótimo para quem tem negócios e demandas naquela região, mas com certeza não voltarei a me hospedar neste hotel.</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Eu e minha colega reservamos um quarto duplo, por telefone, com um mês de antecedência, para fazer um curso em Poa. Quando chegamos ao hotel, perto das 22:00, fomos informadas de que a reserva não estava confirmada!Então nos arrumaram um quarto com somente uma cama de casal, e não havia ninguém da manutenção ou alguém com vontade para colocar uma cama extra no quarto. Resultado: tivemos que aceitar, pois não havia como procurar outro hotel aquela hora. O hotel é em um prédio muito antigo e necessita de reforma urgentes, o teto parecia que ia cair na nossa cabeça. No outro dia nos mudaram de quarto, e é claro que nós mesmas que tivemos que fazer esta mudança, então o problema foi outro, não conseguimos tomar banho direito, pois só havia uma regulagem no chuveiro: quente, num dia quente! As condições deste banheiro eram piores do que o primeiro. Solicitamos falar com a gerente, mais de cinco vezes. No entanto, não fomos atendidas! Allém de tudo isso, é claro, há o barulho da rua, dia e noite, insuportável!! O hotel é pessimo, tanto em atendimento quanto em acomodações. Não recomendo a ninguém!</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para pernoite, quartos antigos porém a limpeza é boa. Muito bem localizado no centro de Porto alegre. Café da manhã é humlide, não espere muito Me hospedei só para um pernoite, não permaneci muito tempo por isso tenho pouco a dizer dos serviços e do atendimento. Check in foi eficiente e o preço é justo pela qualidade que oferecem.</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Acomodações modestas ,mas boas ,local limpo,com bom atendimento,localizado na região central,prx. à rodoviária,terminais de ônibus e trens urbanos e ao mercado central,um bom café da manhã e um preço modest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Na verdade fiz uma reserva para esse hotel para dormir apenas uma noite quando voltava de Gramado. Eu e minha irmã quando lá chegamos ficamos assustadas quando entramos no hotel. Ao vivo o hotel não é nada do que mostra as fotos do site Booking. Sujo, velho, mal tratado. Camas velhas, colchoes velhos. Um sofá na recepção tao sujo não vi igual na vida. Mesmo com uma diária barata poderia ser pelo menos limpo. Quando entramos no hotel decidimos nos mudar para outro. Não ficamos hospedados. Apesar da simpatia dos recepcionistas não tivemos como ficar. E não aconselho a ninguém se hospedar nesse hotel. Fiquei com medo de ficar l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Na verdade fiz uma reserva para esse hotel para dormir apenas uma noite quando voltava de Gramado. Eu e minha irmã quando lá chegamos ficamos assustadas quando entramos no hotel. Ao vivo o hotel não é nada do que mostra as fotos do site Booking. Sujo, velho, mal tratado. Camas velhas, colchoes velhos. Um sofá na recepção tao sujo não vi igual na vida. Mesmo com uma diária barata poderia ser pelo menos limpo. Quando entramos no hotel decidimos nos mudar para outro. Não ficamos hospedados. Apesar da simpatia dos recepcionistas não tivemos como ficar. E não aconselho a ninguém se hospedar nesse hotel. Fiquei com medo de ficar la.</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Os quartos são pequenos, o local para guardar roupas é ruim, o café-da-manhã até que é bom, e não tem acesso wi-fi para os hóspedes. Uma coisa boa é que fica no centro próximo a bares, hotéis, shoppings, e perto do aeroporto também a 10km de distânci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Os quartos são pequenos, o local para guardar roupas é ruim, o café-da-manhã até que é bom, e não tem acesso wi-fi para os hóspedes. Uma coisa boa é que fica no centro próximo a bares, hotéis, shoppings, e perto do aeroporto também a 10km de distânci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por 2 vezes no Real Palace, e para o que fui fazer na cidade o hotel serviu bem. Fica bem localizado, no centro da cidade, o que é bom para quem vai resolver coisas por perto, mas ruim por ser uma área bagunçada como todo bom centro de cidade brasileira.O hotel é um pouco velho, com quartos um pouco mal cuidados, mas nada que atrapalhe tanto. O café da manhã é até bom, e do atendimento também não tenho do que reclamar. Se confundiram com as reservas que fizemos através do booking, mas logo arrumaram outro quart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dorei a estadia. Porto Alegre foi sensacional. Os recepcionistas ajudaram muito. Local ideal para quem vai resolver assuntos ou mesmo para turistas. 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o elevador funcionando normalmente.</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atendimento é razoável, achei a estrutura um pouco ruim (as fotos do site enganam) e o ar condicionado quente não funcionava. Quanta ao serviço de lavanderia, achei meio desorganizado, pegaram minha toalha por engano para lavar, alegaram não ter como encontrá-la e me ofereceram uma do hotel... Pontos positivos: bem localizado, ótimo café da manhã, água quente no chuveiro (na pia, não), wi-fi no quarto e dava pra usar o telefone pra pedir delivery, sem pagar uma taxa muito cara.</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0" calcext:value-type="float">
            <text:p>0</text:p>
          </table:table-cell>
        </table:table-row>
        <table:table-row table:style-name="ro1">
          <table:table-cell office:value-type="string" calcext:value-type="string">
            <text:p>Bem localizado no centro da cidade baixa, proximo de supermercado, shopping e lojas... Apesar da estrutura estar em obras, ofereceu bom atendimento.. possui ponto de taxi próximo e a estrutura física do hotel está em reforma.... só não tinha elevador, pois está em manutenção. apesar dos contra tempos, apresenta custo beneficio ótimo.. .</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valor da diária é bem barato, logo é ideal para quem precisa se hospedar com uma verba muito curta. Minha experiência no hotel foi muio ruim. Além da péssima infraestrutura que inclui banheiro sem box ou cortina, fios expostos, móveis corroídos por cupim, roupa de cama manchada e por aí vai.... O quarto também estava sujo e tinha baratinhas. O recepcionista foi arrogante ao ouvir minhas reclamações. Não recomendo.</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a localização achei muito boa... bem localizado no centro comercial da cidade... pode fazer umas comprinhas e encontrar produtos bem em conta além de ir andando para o evento.. possui restaurante próximo e a estrutura física do hotel está em reforma... os funcionários bem receptivos.... só não tinha elevador. estava em manutençã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Se você precisa de um lugar perto da rodoviária, para passar pouquíssimo tempo, ainda assim eu indicaria outro hotel. Óbvio que eu não esperava um 5 estrelas (pelo site e pelo preço da tarifa dá pra saber), mas mesmo assim achei que a estrutura seria melhor e que seria mais limpo.Quarto antigo, banheiro péssimo. Eu acho que os únicos pontos positivos foram a proximidade com a rodoviária e um bom atendimento na recepçã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Não se deixe enganar pela fachada/recepção!Hotel velho e mal conservado, porta do banheiro destruída, chuveiro elétrico (no meu quanto queimou quando liguei). Pagamento de diária adiantado, peça para ver o quarto antes de fechar!A cama até que é boa (box), café da manhã razoável.</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Hotel imundo quarto ridiculamente pequeno e imundo² os pedreiros eram barulhentos e faziam algazarra o tempo inteiro LIXO EM BAIXO DA CAMA (RESTOS DE PÃO E BISCOITO) Banheiro imundo, vista ridícula... Talvez a única coisa que salve são os recepcionistas. Para um estabelecimento pífio desse laia, os preços cobrados se tornam uma fortuna, um barato que sai caro.. deveria ser cobrado no máximo R$ 10,00 pois até Motéis Baratos são mais confortáveis, menos sujos e menos feios. Não fiquei nem 3 horas hospedado naquela espelunca, graças a deus achei um hotel descente. bonito, confortável e com um preço HONESTO. Pagar 89/109 reais numa porcaria daquela? Economize o seu dinheiro e vá para um motel, durma no carro ou mesmo, se estiver duro, durma na praça, pois, com certeza a relação custo-benefício será mais honesta e fidedign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É absurda a diferença entre a propaganda do hotel no site e na vida real. Fiz a reserva animada com o preço honesto diante das promessas visuais e descritivas. Chegando ao hotel, o primeiro susto: pensei estar diante de uma obra para reforma, mas não! Tratava-se do ambiente rotineiro do hotel. No quarto, lençol manchado e rasgado, pão e biscoito no chão, além do mau cheiro. Ao desistir da reserva, solicitei o estorno do cartão que foi prontamente atendido (imagino que não tenha sido a primeira hóspede a solicitar) e, neste momento, chega uma funcionária na recepção dizendo que havia um homem dormindo em um determinado quarto. Eis que a recepcionista diz que é para manda-lo sair, pois neste quarto não havia hóspede. Precisa dizer mais?</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É absurda a diferença entre a propaganda do hotel no site e na vida real. Fiz a reserva animada com o preço honesto diante das promessas visuais e descritivas. Chegando ao hotel, o primeiro susto: pensei estar diante de uma obra para reforma, mas não! Tratava-se do ambiente rotineiro do hotel. No quarto, lençol manchado e rasgado, pão e biscoito no chão, além do mau cheiro. Ao desistir da reserva, solicitei o estorno do cartão que foi prontamente atendido (imagino que não tenha sido a primeira hóspede a solicitar) e, neste momento, chega uma funcionária na recepção dizendo que havia um homem dormindo em um determinado quarto. Eis que a recepcionista diz que é para manda-lo sair, pois neste quarto não havia hóspede. Precisa dizer mai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Lamentável.....simplesmente horrível este hotel! Após passar uma semana em lua de mel em um hotel excelente, eu e minha esposa, chegamos em Poa com a intenção de permanecer em um hotel com um custo razoável, e pelas fotos do site e pelo preço, resolvemos nos hospedar no mesmo. Ao chegar, já a primeira impressão, na recepção, foi ruim, pois além de estar em reforma a aparência era ruim. Ao chegar no quarto a sensação foi de espanto total, o quarto era mto velho, cheio de mofo, as cortinas rasgadas e imundas, a fiação aparecendo no teto, o banheiro podre, inclusive com uma esponja usada pendurada no registro. Chegamos e saímos para o shopping para não precisar permanecer no hotel. Voltamos somente para dormir, tomamos banho com muito cuidado pois tudo era mto insalúbre e a noite malemal dormimos, pois o lugar era macabro e mto sujo. Na manhã seguinte não quisemos nem experimentar o cafe da manha e estávamos com mta coceira em todo o corpo. Como postado em outro comentário, o local deveria realmente ser interditado....quem puder não fique lá....pois não irá se arrepender...é o típico barato que sai car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Com base em minha pesquisa antes mesmo de conhecer o hotel supracitado, vi em consideração principalmente o aspécto do preço, já que minha permanência seria praticamente para dormir, pois trabalhei durante a semana toda no congresso. O fato de ser barato não quer dizer que deva ser ruim, de forma alguma, mas realmente me senti bastante confortável na dormida e no café que o mesmo oferecia, além da simpatia dos recepcionistas principalmente do Sr. Victor Cãncaro, se não me falha a memória. Tenho mais duas viagens marcadas para o mês o ano seguinte em Janeiro e em Julho, fato esse que levarei pelo menos mais 5 pessoas. CVonsiderem-me hospedado! Grato. Dan Barreto.</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Com base em minha pesquisa antes mesmo de conhecer o hotel supracitado, vi em consideração principalmente o aspécto do preço, já que minha permanência seria praticamente para dormir, pois trabalhei durante a semana toda no congresso. O fato de ser barato não quer dizer que deva ser ruim, de forma alguma, mas realmente me senti bastante confortável na dormida e no café que o mesmo oferecia, além da simpatia dos recepcionistas principalmente do Sr. Victor Cãncaro, se não me falha a memória. Tenho mais duas viagens marcadas para o mês o ano seguinte em Janeiro e em Julho, fato esse que levarei pelo menos mais 5 pessoas. CVonsiderem-me hospedado! Grato. Dan Barreto.</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O hotel é o pior que já fiquei nos últimos anos. Se tivesse uma avaliação pior que horrível eu atribuiri.O hotel é muito sujo,só fiquei no hotel porque cheguei em porto alegre as 23:00 e não consegui nenhum outro hotel para mudar. Achei uma barata morta no box do banheiro, e por sinal estava a muito tempo lá, já estava até grudada no chão e a marca dela no piso. O carpet era nojeto,empoeirado, fedorento, encardido, etc.O hotel passa por reformas e tem fios soltos pelo corredor. Fui acordado com pedreiros cantando boate azul na porta do que eles chama de apto, dormi de roupa porque fiquei com nojo dos lençois, o coberto parecia mais bacheiro de cavalo, duro de peira e impossível de usar. Acho aconselhável que a vigilância sanitária faça uma vistoria nesse hotel. O conselho que dou não se hospedem nesse chiqueir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Minha experiência foi desagradavel. A começar pelo recepcionista que cobrou o valor de uma diaria de um quarto como valor de diária de apto. No minimo deve ter embolsado o valor que sobrou pois tirou o troco certo da gaveta mas me deu a menos e não guardou o restante deixiu encima do balcão. Um quarto horrivel, um banheiro mau feito, uma cama desconfortavel, barulhos á noite toda. Isto que só fiquei por uma noite. Fotos que não mostram á realidade. Nunca mais me hospedo lá. Isto tudo aconteceu neste feriado de 20 de setembro de 2012. Fora que o hotel está sendo reformado e tem entulhos por todos os lados. O quarto é minusculo. Muito apertado e sem iluminação. O elevador parece que vai cair.</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Minha experiência foi bem agradável no hotel, fiquei em um apartamento muito limpo, tudo novinho e reformado. Achei o hotel na internet, fiquei na dúvida, mas de fato foi remodelado e tem um ótimo preço, tornado-se uma excelente opção de custo x benefici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Minha experiência foi bem agradável no hotel, fiquei em um apartamento muito limpo, tudo novinho e reformado. Achei o hotel na internet, fiquei na dúvida, mas de fato foi remodelado e tem um ótimo preço, tornado-se uma excelente opção de custo x beneficio.</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muito ruim, cheiro de mofo. Já no check-in fui informado que a lavanderia atrasou na entrega de toalhas!! Última opção...</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no site ,o hotel aparece em melhores condições,não fui atendida num dos pedidos que fiz do quarto, o banheiro está em condições razoáveis, mas o que é mais sério é que o termo cordialidadedescrito no site não é o ponto mais forte do pessoal que atende na portaria, falta simpatia, boa vontade no trato com o cliente. Sugiro treinamento,pois em qualquer atividade que se faça o relacionamento interpessoal é o que se tem de mais importante para o sucesso do trabalh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no site ,o hotel aparece em melhores condições,não fui atendida num dos pedidos que fiz do quarto, o banheiro está em condições razoáveis, mas o que é mais sério é que o termo cordialidadedescrito no site não é o ponto mais forte do pessoal que atende na portaria, falta simpatia, boa vontade no trato com o cliente. Sugiro treinamento,pois em qualquer atividade que se faça o relacionamento interpessoal é o que se tem de mais importante para o sucesso do trabalho.</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A localização do hotel para saídas à noite não é legal. A avenida é complicada, caso a pé. Fica perto do aeroporto, metrô, e avenida com várias opções de ônibus. Muito simples, esse hotel era nas décadas passadas, parada para meu pai q na época viajante, ficava hospedado no mesmo. O café era saboroso, simples, porém agradável. Fica tudo no ERA!! O movimento é constante, barulho na frente do hotel e as acomodações são bem simplórias.Não vá com outro objetivo, senão passar uma noite!</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muito velho, já passou há muito dos seus tempo de glória. O ambiente tenta ser limpo, mas não acompanha a movimentação do pessoal, aos péssimas condições de conservação e o baixo custo. A localização é bem estranha e há barulho o tempo todo. É o típico hotel de caixeiro viajante, não recomendado para famílias ou quem quer dormir num ambiente limpo e saudável.</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muito velho, já passou há muito dos seus tempo de glória. O ambiente tenta ser limpo, mas não acompanha a movimentação do pessoal, aos péssimas condições de conservação e o baixo custo. A localização é bem estranha e há barulho o tempo todo. É o típico hotel de caixeiro viajante, não recomendado para famílias ou quem quer dormir num ambiente limpo e saudável.</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muito velho, já passou há muito dos seus tempo de glória. O ambiente tenta ser limpo, mas não acompanha a movimentação do pessoal, aos péssimas condições de conservação e o baixo custo. A localização é bem estranha e há barulho o tempo todo. É o típico hotel de caixeiro viajante, não recomendado para famílias ou quem quer dormir num ambiente limpo e saudável.</text:p>
          </table:table-cell>
          <table:table-cell office:value-type="string" calcext:value-type="string">
            <text:p>custo-benefíci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antigo, pequeno e nada aconchegante.Noite de sono com muito barulho.Apto pequeno e sem estrutura mínima.Localização péssima.Funcionários nada prestativos.Não gostei e muito menos recome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antigo, pequeno e nada aconchegante.Noite de sono com muito barulho.Apto pequeno e sem estrutura mínima.Localização péssima.Funcionários nada prestativos.Não gostei e muito menos recomen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ui a negocios e pouco fiquei no hotel. É relativamente bem localizado, porem com quartos bem simples e antigos. Os apartamentos possuem cama, cozinha e banheiro. A limpeza e o serviço definitivamente não são pontos fortes. No geral, as impressōes não são das melhores.</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0" calcext:value-type="float">
            <text:p>0</text:p>
          </table:table-cell>
        </table:table-row>
        <table:table-row table:style-name="ro1">
          <table:table-cell office:value-type="string" calcext:value-type="string">
            <text:p>O Regente oferece apartamentos mobiliados, sendo que fiquei num com cozinha,sala, 1 dormitório e banheiro. As instalações são um pouco antigas, mas estão bem conservadas. O banheiro é amplo e a sala conta com ar condiciona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Reservas iguais resultam em quartos com camas de solteiros ou de casal, vai na sorte... Cama cheia de asas de cupins, dificuldade na recepção de confirmar uma reserva feita há meses (e confirmada por telefone uma semana antes), confusão nos valores combinados... Muita desorganização, infelizmente. Procurarei outro lugar quando voltar na cidade.</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Desde dezembro , onde hospedaram dois casais de amigos meus do Rio, dois quais foram cobradas uma diaria a mais de cada casal ( nao quiseram estornar o cartao na hora que foi verificado o erro) tentei que me fizessem o reembolso durante todo mes de janeiro, ouvindo do administrador que estavam verificando o erro e ja iam devolver. Como estava fora da cidade , parei de dar telefonemas e ao retornar em fevereiro tive que ir novamente ao hotel , e apos muita insistencia consegui falar com o responsavel e apos mais 3 dias fizeram o deposito, mas so de um casal ! O outro ainda vai passar por analise( AUDITORIA ???)! INACREDITAVEL , que um hotel deixa passar tao ma impressao por apenas o valor de uma diaria.E esse o excelente serviço e tratamento personalizado da propaganda do site na internet??</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entral, mas de estrutura antiquada.Quartos pequenos, limpos, mas com conforto minimo para um hotel de 4 estrelas.Pessoal de recepção amável. Chegados cerca das 10 da noite de longa viagem aérea, nãodispomos porem de serviço de restauração adequado.Café da manhã mediocre.</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Hotel localizado no centro de Porto Alegre, a 15 min do aeroporto. De lá você consegue ir a pé até o Mercado Público, atração turística de Poa, vale a pena, passeio imperdível. Os quartos são pequenos, porém limpos e muito aconchegantes. O wifi é de qualidade e o café da manhã possui guloseimas características do Sul. Levando em consideração o custo benefício...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Hotel localizado no centro de Porto Alegre, a 15 min do aeroporto. De lá você consegue ir a pé até o Mercado Público, atração turística de Poa, vale a pena, passeio imperdível. Os quartos são pequenos, porém limpos e muito aconchegantes. O wifi é de qualidade e o café da manhã possui guloseimas características do Sul. Levando em consideração o custo benefício...recomendo!!</text:p>
          </table:table-cell>
          <table:table-cell office:value-type="string" calcext:value-type="string">
            <text:p>localização</text:p>
          </table:table-cell>
          <table:table-cell table:number-columns-repeated="2"/>
          <table:table-cell office:value-type="float" office:value="0" calcext:value-type="float">
            <text:p>0</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Os quartos sao organizados, o cafe da manha e bom tem varias opçoes de bolos tem salada de frutas.A recepçao e otima. A internet e paga um valor alto.Os recepcionistas sao solicitos. Ja quanto ao serviço de room service sao limitados a um determinado horario.A localizaçao e otima no centro da cidade tem tudo proximo.Lavanderia deles nao funciona direito se a empresa que paga para eles esquece eles vao fazer de tudo para nao lavar a sua roupa. O famoso jeitinho brasileir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Conheci o Hotel pois fiz um evento no local onde é disponibilizado salas para tal fim. Acabei me hospedando ali mesmo.O Hotel é antigo, tem quantos, novos e antigos,O valor é muito bom, o café da manhã é ótimo, bem sortido, o local é de fácil acesso, fica em frente a rodoviária para quem chega de ônibus e quem precisa vir ou ir ao aeroporto, atravessa a rua e vai de metro até a estação aeroporto. Só não aconselho ir passear ao redor do hotel a pé pois é muito perigoso, mas tem shopping e bem pertinho que o valor de táxi será aproximadamente 10,00 reais, durante o dia é possível ir até o centro conhecer fazendo uma caminhad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ica bem localizado e durante o dia tem muitas coisas ao redor para aproveitar. O preço é justo. Ponto mais negativo são os banheiros apertados. Bom para economizar, bom custo beneficio. Café da manhã básic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ica bem localizado e durante o dia tem muitas coisas ao redor para aproveitar. O preço é justo. Ponto mais negativo são os banheiros apertados. Bom para economizar, bom custo beneficio. Café da manhã básic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 do hotel confortavel quando tem cama de casal pq a cama de solteiro é muito pequena. Apenas para dormir pois no hotel nao tem nada para fazer e a comida nao é gostosa. Fica bem localizado e durante o dia tem muitas coisas ao redor para aproveitar, lojas, restaurantes, cinema, shopping, Mercado Publico com otimas comidas e a melhor banca de sorvete e salada de frut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razoáveis com ar condicionado de janela. Pra quem precisa de silencio absoluto nao vale a pena. Apesar dre alguns comentários positivos sobre a localização eu descordo totalmente. O ponto é movimentado durante o dia mas a partir das 19:30 as lojas de rua fecham e o local se torna extremamente perigoso. Outro ponto negativo é o transito no local. . Eu tive que descer do taxi uns 500m antes do hotel pra poder chegar. No mais serviços ok, cardapio poderia melhorar e cafe da manha basic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fui muito bem tratado e consegue descansar bem depois de um longo dia de trabalho. O preço é justo. Ponto mais negativo são os banheiros apertados. Ponto mais positivo é a localização. pois é proximo do comerci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Continental é uma excelente opção para quem quer se hospedar no centro de negócios de Porto Alegre. Em regra, é um hotel antigo, com cara antiga. Merecia uma boa reforma, mas ainda sim a pessoa é muito bem tratado e consegue descansar bem depois de um longo dia de trabalho. O preço é justo. Ponto mais negativo são os banheiros apertados. Ponto mais positivo é a localizaçã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Tradicional hotel em localização ótima para negócios no centro de Porto Alegre. Mas eles podiam fazer uma renovação! Os quartos continuam, em sua maioria, muito antigos, com pouco espaço, banheiros estreitos e com duchas fracas. Gostaria de voltar ao hotel e vê-lo em melhores condições!</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Tradicional mas um pouco ultrapassado hotel em boa localização no centro financeiro da cidade de Porto Algre Ótimo atendimento, mas quartos necessitando modernização. A falta de espaço do banheiro é um problema que segue incomodando a todos. Mesmo assim, recomendo o hotel.</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Já Adianto que fiquei hospedado muitas vezes neste hotel. Eu diria que o melhor é a localização. Pois, fica bem no centro de Porto Alegre. Quanto ao restante já posso dizer que seria apenas um dormitório. Quartos básicos sem nenhuma sofisticação. Banheiros pequenos com box da ducha minúsculos. A lavanderia cumpre seu papel atendendo aos prazos de devolução das roupas. O serviço de quarto deixa a desejar. O atendimento também não é dos melhores. Nunca utilizei o estacionamento. A sinalização de emergência é bem visível, ao menos nos andares onde fiquei. A internet funciona. O café da manhã é simples. Há carpete nos corredores, mas, após a reforma os quartos estão livres. Acho que deveria haver disponibilidade de chimarrão ao se tratar de um hotel na capital gaúch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um hotel bom para quem vai a cidade para negócios, os quartos são limpos mais nada de mais, fiquei num quarto que estava recém reformado, fui muito bem atendido pela equipe, fica no centro o que faz facilitar sua vid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um hotel bom para quem vai a cidade para negócios, os quartos são limpos mais nada de mais, fiquei num quarto que estava recém reformado, fui muito bem atendido pela equipe, fica no centro o que faz facilitar sua vida.</text:p>
          </table:table-cell>
          <table:table-cell office:value-type="string" calcext:value-type="string">
            <text:p>funcionários</text:p>
          </table:table-cell>
          <table:table-cell table:number-columns-repeated="2"/>
          <table:table-cell office:value-type="float" office:value="1" calcext:value-type="float">
            <text:p>1</text:p>
          </table:table-cell>
        </table:table-row>
        <table:table-row table:style-name="ro1">
          <table:table-cell office:value-type="string" calcext:value-type="string">
            <text:p>um hotel bom para quem vai a cidade para negócios, os quartos são limpos mais nada de mais, fiquei num quarto que estava recém reformado, fui muito bem atendido pela equipe, fica no centro o que faz facilitar sua vid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Box do banheiro pequeno.Cama pequena.Não tem academia,porém tem algumas próximas.Localizado em uma parte não tão bonita da cidade, porém tem todo o necessário: farmácia,academia,restaurante,shoping.</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Box do banheiro pequeno.Cama pequena.Não tem academia,porém tem algumas próximas.Localizado em uma parte não tão bonita da cidade, porém tem todo o necessário: farmácia,academia,restaurante,shoping.</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u gostei muito do hotel, bem localizado, funcionários legais, café da manhã ok, nada extraordinário, banheiro amplo, quarto pequeno mas como eu só ia para trocar de roupa e dormir, atendeu bastante minha expectativ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u gostei muito do hotel, bem localizado, funcionários legais, café da manhã ok, nada extraordinário, banheiro amplo, quarto pequeno mas como eu só ia para trocar de roupa e dormir, atendeu bastante minha expectativ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bem antigo, com decoraçao velha e recepcao bem acanhada. Os quartos nao sao amplos, porem para quem vai com o objetico unico de utiliza-lo para dormir, esta ok. Bem localizado, fica na regiao central se Porto Alegre. Nao recomenda-se caminhar pelas redondezas a noi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colhi o hotel por ficar da rodoviária e eu precisar passar apenas uma noite em Porto Alegre.Hotel antigo, recepção acanhada. O quarto cumpriu a finalidade, que seria uma boa cama, já que apenas dormiria na cidade. Café da manhã bem servido. Achei as imediações do hotel bem desertas e fui aconselhada a não me aventurar sozinha pelas redondez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Quando estive no Hotel estava em reforma, minha experiência não foi muito boa.O cheio de mofo é horrível.Mas hotel é muito bem localizado, ótimo para quem está indo a cidade a negócios.Para quem deseja sair a noite, não é uma boa opção, região desert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do dia 31 ao dia 2 hospedado no Continental Business na Bela Capital Gaúcha, um prédio bem conservado num dos lugares mais centrais da cidade. Com nova gerência o empreendimento prima pelo melhoramento em serviço e a prova disso foi a minha descoberta de que estava num hotel como eu gosto quase lotado, apartamentos de ótimo padrão embora pequenos, mas para o executivo a trabalho não há necessidade de mais, Arrumação e Limpeza BOA e a tempo e Horas o que nem sempre se encontra. Está próximo de tudo principalmente do FAMOSO mercado Municipal de Porto Alegre, onde continuam as bancas que tanto encantam moradores e turistas, e mesmo executivos em transito ou trabalho. O restaurante tem um serviço célere e os pratos têm um variedade suficiente para agradar todos os gostos e necessidades.</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fica bem no centro é ótimo de dia pois está próximo de lojas, restaurantes, farmácias, mercado municipal, camelodromo. Mas a noite é um deserto, sair sozinho nem pensar. Os quartos são de carpete de Madeira, muito pequenos, alguns ou entra você primeiro ou a sua mala, o box minúsculo também. Café da manhã é muito bom e a limpeza e roupas de cama são muito boas</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spedagem em região central, somente fiquei porque era a trabalho, impossivel sair a noite. Quartos reformados sem carpete mas minusculo, somente cabe uma pessoa. Local do café da manhã sem espaço e pouca variedade. Atendimente bem ruim, como o hotel estava lotado a recepcionista da noite simplesmente nem olhava na minha cara.</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O Hotel fica em frente a rodoviária de Porto alegre, qualquer saidinha a noite fica impossível devido a proximidade da região central. Ideal para estadas rápidas viajando à negocios. Como o hotel fica na região central, o transito em horários de pico é muito complicado, ficando difíciu a locomoção e o transport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É hotel bem na região central de Porto Alegre, ambiente que não é lá um local muito agradável de ficar, mas como era a trabalho e só pra ir dormir, deu. Aliás, a TAM Viagens só tem este hotel conveniado em Porto Alegre - acreditem! O café da manhã é bem razoável e atende bem a quem come gluten. No meu caso, eu levava os ovos e eles faziam uma omelete. Valeu!</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e hotel é um daqueles que cobre um santo e acaba descobrindo o outro, ou seja, ele não é muito bom (apesar de eles terem reformado a maioria dos quartos agora), mas tem uma localização ótimo: bem no centro velho.Então, se você quer ficar num local que tenha fácil acesso ao centro este é um lugar que você pode considerar, mas não pense muito no conforto: o quarto e o banheiro são pequenos. Ah! algo que funciona bem lá é o aquecedor em épocas de frio!! O café da manhã é razoável, o atendimento é bom, mas não tem piscina nem sala de ginástic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Compartilho com vocês a experiência que tive, estava em POA bem no dia que estava acontecendo um evento e vários hotéis lotados, com isso achei que o valor para a estrutura do hotel achei caro, pois o box do banheiro muito pequeno e quarto também.</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Compartilho com vocês a experiência que tive, estava em POA bem no dia que estava acontecendo um evento e vários hotéis lotados, com isso achei que o valor para a estrutura do hotel achei caro, pois o box do banheiro muito pequeno e quarto também.</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Hotel com excelente localização, quartos confortáveis com ar condicionado e TV a cabo, próximo a shoppings, centros comerciais e lojas de departamento. Bom atendimento. Café da manha pouco variado. Restaurante a la carte com pratos delicioso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Um bom local para se hospedar ,ótima localização, bem no centro de Porto Alegre.Deixa a desejar no room service, pouca variedade e muito lento o atendimento.Recepção atenciosa, mas um pouco lenta. Café da manhã simples, mas agradável.</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Hotel bem localizado, mas bem simples também. Café da manhã normal, sem novidade. Atendimento muito bom. Interessante para quem trabalha no centro como era o meu caso. Fica perto da Av Sen Salgado filho onde trabalho.</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Próximo ao Rio Guaíba e pontos turísticos de POA. Bastante confortável. Relação custo benefício vale a pena, comprei pelo Booking e saiu por um preço bom. Recepção foi um tanto lenta para fazer o check-in e check-out, contudo nos ajudaram a pegar um taxi rapidinho. Café da manhã com poucas variedade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ava esperando algo ruim pelas avaliações do Trip Advisor. Encarei por conta de uma promoção da TAM e por isso não posso avaliar o quesito preço. O hotel é razoável e bem localizado no Centro de Porto Alegre. O quarto era bom, limpo e o banheiro idem. Apenas o café da manhã não me agradou. Se colocassem uma torradeira já melhoraria.</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O hotel é simples. Bom para curtas estadias. Serviço de quarto não vale a pena, os pratos são congelados e pouco saborosos. Alguns restaurantes próximos com melhor custo benefício.Sempre fui bem atendido aqui.</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simples. Bom para curtas estadias. Serviço de quarto não vale a pena, os pratos são congelados e pouco saborosos. Alguns restaurantes próximos com melhor custo benefício.Sempre fui bem atendido aqui.</text:p>
          </table:table-cell>
          <table:table-cell office:value-type="string" calcext:value-type="string">
            <text:p>atendimento</text:p>
          </table:table-cell>
          <table:table-cell table:number-columns-repeated="2"/>
          <table:table-cell office:value-type="float" office:value="1" calcext:value-type="float">
            <text:p>1</text:p>
          </table:table-cell>
        </table:table-row>
        <table:table-row table:style-name="ro1">
          <table:table-cell office:value-type="string" calcext:value-type="string">
            <text:p>Muito simples, apartamentos pequenos, e parecem ter sido decorados por São Francisco pessoalmente, 1 cama, 1 cadeira, 1 mesa, 1 frigo bar, e 1 armário (sem portas, que funciona mesmo como cabideiro). Para piorar as coisas, os 2 únicos elevadores do hotel estavam quebrados e não havia outra escolha, se não usar as escadas. O prédio tem 14 andares. No café da manhã, o bufê é também franciscano (pobre de opções), mas dá pro gasto se você vai ficar uma ou duas noites no hotel.</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Vantagem:Localizacao para que precisa ficar no centro da cidadeDesvantagem: Quartos pequenos, Cafe de manha pobre e mal localizado(Voce come no proprio lobby do hotel, frente as pessoas que fazem checkin e checkou!)Nao tem academia de ginastica, nem piscina, nem saunaPreco alto para o que oferece</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Serviço de quarto ruim e quarto apertado. Sem academia ou outras amenidades. Se quiser internet, pague. Mas não espere velocidade ou estabilidade, mesmo pagando.Café da manhã tolerável, mas sem grandes predicados.Ar condicionado janeleiro, muito barulhent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Infelizmente por motivos profissionais eu tenho que ficar neste hotel. O hotel não oferece nenhum conforto como piscina , sala de ginastica ou qualquer outro tipo de lazer. O quarto é pequeno, sem o menor conforto. A TV é minima e a geladeira faz muito barulho. Verifique se trocaram o arranjo de cama, eles tentam não trocar. A cadeira é de Madeira sem almofada, bem desconfortável. A mesa , mal cabe um Ipad. O serviço de quarto é péssimo, a comida é horrível. Só fique neste hotel se não tiver outra alternativa.</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preç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bom conforto, cama box, bom chuveiro, frigobar e ar, limpo, localizado no Centro. Cafe da manha nada sofisticado, porem bom, suficiente para um bom desjejum. O apartamento nao é grande, mas bom. A unica coisa que chamou a atençao foi o valor da diaria que estava salgado para este final de semana em Porto Alegre, em funçao do show da Madona e inauguraçao da Arena do Gremio, havia muita procura na rede hoteleira, aja visto que estava muito dificil conseguir acomodaçoes em POA e com isso os Hoteis subiram o valor da diaria.</text:p>
          </table:table-cell>
          <table:table-cell office:value-type="string" calcext:value-type="string">
            <text:p>limpeza</text:p>
          </table:table-cell>
          <table:table-cell table:number-columns-repeated="2"/>
          <table:table-cell office:value-type="float" office:value="1" calcext:value-type="float">
            <text:p>1</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instalações</text:p>
          </table:table-cell>
          <table:table-cell office:value-type="string" calcext:value-type="string">
            <text:p>instalação do quarto</text:p>
          </table:table-cell>
          <table:table-cell/>
          <table:table-cell office:value-type="float" office:value="-1" calcext:value-type="float">
            <text:p>-1</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serviço</text:p>
          </table:table-cell>
          <table:table-cell office:value-type="string" calcext:value-type="string">
            <text:p>serviço de quarto</text:p>
          </table:table-cell>
          <table:table-cell/>
          <table:table-cell office:value-type="float" office:value="-1" calcext:value-type="float">
            <text:p>-1</text:p>
          </table:table-cell>
        </table:table-row>
        <table:table-row table:style-name="ro1">
          <table:table-cell office:value-type="string" calcext:value-type="string">
            <text:p>Quartos simples e bem pequenos com banheiro meia boca, ar condicionado algumas vezes barulhento, café da manha bem basico, e a internet, pasmem, 12 reais por 24h.É um hotel que engana qualquer walk in pela recepção bonita.O room service é o erro, a comida é simplesmente horrivel.</text:p>
          </table:table-cell>
          <table:table-cell office:value-type="string" calcext:value-type="string">
            <text:p>refeição</text:p>
          </table:table-cell>
          <table:table-cell table:number-columns-repeated="2"/>
          <table:table-cell office:value-type="float" office:value="-1" calcext:value-type="float">
            <text:p>-1</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refeição</text:p>
          </table:table-cell>
          <table:table-cell office:value-type="string" calcext:value-type="string">
            <text:p>café da manhã</text:p>
          </table:table-cell>
          <table:table-cell/>
          <table:table-cell office:value-type="float" office:value="-1" calcext:value-type="float">
            <text:p>-1</text:p>
          </table:table-cell>
        </table:table-row>
        <table:table-row table:style-name="ro1">
          <table:table-cell office:value-type="string" calcext:value-type="string">
            <text:p>Estive neste hotel por 2 dias fazendo um curso pela minha empresa, deram uma lista de hotéis e acabei escolhendo este pela localização, mas acabei me arrependendo muito desta escolha. O quarto era muito ruim, eu entrava de lado (não sou gordo), para entrar no box do banheiro também precisava malabarismo, sem contar um objeto pontiagudo que exite no chão para a porta do box não bater, que pode ocasionar acidentes. O atendimento também foi ruim e o café não chega nem perto ao de outros hotéis da região em que já me hospedei. Como dica, fica a de que virando a esquina existe um hotel muito melhor pelos mesmos preços praticados neste.</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Estive em novembro/2010, por 6 dias, hospedada neste hotel com familiares. O atendimento dos recepcionistas foi desigual e arrogante. Sou gaúcha e sei que a hospitalidade sulista é bem conceituada. Umas das situações que mais nos constrangeu foi de não poder receber visitantes/familiares no quarto, por causa do risco de pagar 1/2 diária. No geral o hotel está muito velho e ultrapassado. Não estou reclamando disso pela decepção que tive com a recepção, mas porque é uma verdade. Espero que esta mensagem ajude o próprio hotel a melhorar, em todos os setores, mas principalmente no atendimento. Por enquanto eu não o recomendaria a nenhum conhecido.</text:p>
          </table:table-cell>
          <table:table-cell office:value-type="string" calcext:value-type="string">
            <text:p>serviço</text:p>
          </table:table-cell>
          <table:table-cell office:value-type="string" calcext:value-type="string">
            <text:p>recepção</text:p>
          </table:table-cell>
          <table:table-cell/>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Reservei esse hotel através do pacote da TAM Viagens , era o único disponível para POA. Imaginei que deveria ser um hotel bom, pois a TAM não elegeria um ruim... Ledo engano!!O hotel é horrível.Pedi o quarto disponível para pessoas alérgicas. A única diferença para o quarto comum é que não tem carpete no chão. Na cama, um belo cobertor felpudo que me deixo com o nariz coçando. A cabeceira da cama era de carpet!! Horrível!! Mas a pior parte era o banheiro. Cinza, escuro, com o piso do chão cheio de manchas e quebrado. Quando entramos no quarto, tinha uma poça no chão. Liguei para a recepção reclamando, mas nada fizeram. Só secaram o piso... As toalhas são horríveis, cinzas, pequenas e duras. Para piorar tudo, a internet wi-fi é cobrada e não é barata. Não recomendo!!!!!!</text:p>
          </table:table-cell>
          <table:table-cell office:value-type="string" calcext:value-type="string">
            <text:p>instalações</text:p>
          </table:table-cell>
          <table:table-cell office:value-type="string" calcext:value-type="string">
            <text:p>instalação do quarto</text:p>
          </table:table-cell>
          <table:table-cell office:value-type="string" calcext:value-type="string">
            <text:p>zona de wifi</text:p>
          </table:table-cell>
          <table:table-cell office:value-type="float" office:value="-1" calcext:value-type="float">
            <text:p>-1</text:p>
          </table:table-cell>
        </table:table-row>
        <table:table-row table:style-name="ro1">
          <table:table-cell office:value-type="string" calcext:value-type="string">
            <text:p>Hotel muito apertado. Uma mega escada para ter acesso. Apesar de ser proximo a rodoviaria e do centro. Nao há elevador. O corredor é minusculo, a cozinha também. Foi muito dificil subir com as malas. O cafe da manha é bem fraco!</text:p>
          </table:table-cell>
          <table:table-cell office:value-type="string" calcext:value-type="string">
            <text:p>localização</text:p>
          </table:table-cell>
          <table:table-cell table:number-columns-repeated="2"/>
          <table:table-cell office:value-type="float" office:value="0" calcext:value-type="float">
            <text:p>0</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instalações</text:p>
          </table:table-cell>
          <table:table-cell office:value-type="string" calcext:value-type="string">
            <text:p>instalação do banheiro</text:p>
          </table:table-cell>
          <table:table-cell/>
          <table:table-cell office:value-type="float" office:value="-1" calcext:value-type="float">
            <text:p>-1</text:p>
          </table:table-cell>
        </table:table-row>
        <table:table-row table:style-name="ro1">
          <table:table-cell office:value-type="string" calcext:value-type="string">
            <text:p>Na verdade é um motel. Chegamos a noite e o estacionamento que havia sido prometido pelo booking que seria próximo era há quase dois quarteirões entrando numas ruas esquisitas com boates, garotas de programa e malandros pela rua. Ao chegar não nos ajudaram com as malas, eu (mulher) tive que subir vários degraus sozinha com inumeras malas, só havia uma moça na recepção quem nem sabia onde era o estacionamento, foi preciso um cliente explicar. O quarto era minúsculo, as toalhas surradas, no banheiro havia barata, o sabonete tinha cheiro de sabão e passamos a noite com medo pois havia transitado de pessoas durante a madrugada e de manhã fomos acordados com um som desagradável de uma boate. O café da manhã foi triste, o bolo de chocolate duro, os salgados com cara de ontem e frio. Enfim não recomendo.</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Ficamos hospedados 1 noite ótimo quarto tudo novo, camas excelentes frigobar completo, atendimento bom, muito silencioso e ar condicionado splitJa me hospedei 2 vezes neste hotel, custo beneficio 100%</text:p>
          </table:table-cell>
          <table:table-cell office:value-type="string" calcext:value-type="string">
            <text:p>qualidade do sono</text:p>
          </table:table-cell>
          <table:table-cell table:number-columns-repeated="2"/>
          <table:table-cell office:value-type="float" office:value="1" calcext:value-type="float">
            <text:p>1</text:p>
          </table:table-cell>
        </table:table-row>
        <table:table-row table:style-name="ro1">
          <table:table-cell office:value-type="string" calcext:value-type="string">
            <text:p>Gostei da proximidade com o comércio, rodoviária e ponto de ônibus. No hotel o café da manhã deixa a desejar... pão duro, bolo ruim. pouca variação de sucos ..e na av farrapos é difícil circular depois das 19h, o maior complicador é o viaduto q aproxima muitos usuários d droga, e prostituição.Porém se você não pretende sai a noite e uma opção pois fica perto da rodoviária de Porto Alegre o principal inconveniente e os 5 andares sem elevador.</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quarto</text:p>
          </table:table-cell>
          <table:table-cell table:number-columns-repeated="2"/>
          <table:table-cell office:value-type="float" office:value="-1" calcext:value-type="float">
            <text:p>-1</text:p>
          </table:table-cell>
        </table:table-row>
        <table:table-row table:style-name="ro1">
          <table:table-cell office:value-type="string" calcext:value-type="string">
            <text:p>Hotel com atendimento, serviços e acomodações ruins.Roupa de cama e toalhas sujas, não tem limpeza de quarto, cheiro de cigarro em todo o hotel, sem internet. Localização pessima.Nivel do atendimento: fui fazer o check-in e a recepcionista falou para eu pagar apenas um dia, porque geralmente as pessoas não gostam do hotel e não ficam o final de semana todo.</text:p>
          </table:table-cell>
          <table:table-cell office:value-type="string" calcext:value-type="string">
            <text:p>funcionários</text:p>
          </table:table-cell>
          <table:table-cell office:value-type="string" calcext:value-type="string">
            <text:p>funcionário da recepção</text:p>
          </table:table-cell>
          <table:table-cell/>
          <table:table-cell office:value-type="float" office:value="-1" calcext:value-type="float">
            <text:p>-1</text:p>
          </table:table-cell>
        </table:table-row>
        <table:table-row table:style-name="ro1">
          <table:table-cell office:value-type="string" calcext:value-type="string">
            <text:p>O hotel é extremamente sujo e o local em que se situa é ponto de usuários de drogas. Definitivamente, não recomendo. Até que as instalações não são tão ruins, mas a limpeza é bem superficial, deixando o local com um aspecto e cheiro bastante ruins.</text:p>
          </table:table-cell>
          <table:table-cell office:value-type="string" calcext:value-type="string">
            <text:p>localização</text:p>
          </table:table-cell>
          <table:table-cell table:number-columns-repeated="2"/>
          <table:table-cell office:value-type="float" office:value="-1" calcext:value-type="float">
            <text:p>-1</text:p>
          </table:table-cell>
        </table:table-row>
        <table:table-row table:style-name="ro1">
          <table:table-cell office:value-type="string" calcext:value-type="string">
            <text:p>O hotel é extremamente sujo e o local em que se situa é ponto de usuários de drogas. Definitivamente, não recomendo. Até que as instalações não são tão ruins, mas a limpeza é bem superficial, deixando o local com um aspecto e cheiro bastante ruins.</text:p>
          </table:table-cell>
          <table:table-cell office:value-type="string" calcext:value-type="string">
            <text:p>limpeza</text:p>
          </table:table-cell>
          <table:table-cell table:number-columns-repeated="2"/>
          <table:table-cell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2" meta:object-count="0"/>
    <meta:generator>LibreOffice/4.2.6.3$Linux_x86 LibreOffice_project/420m0$Build-3</meta:generator>
  </office:meta>
</office:document-meta>
</file>